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FreeSans" svg:font-family="FreeSans" style:font-family-generic="swiss"/>
    <style:font-face style:name="Times New Roman" svg:font-family="Times New Roman" style:font-family-generic="roman" style:font-pitch="variable" svg:panose-1="2 2 6 3 5 4 5 2 3 4"/>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Rubrik2" style:master-page-name="MP0" style:family="paragraph">
      <style:paragraph-properties fo:break-before="page"/>
    </style:style>
  </office:automatic-styles>
  <office:body>
    <office:text text:use-soft-page-breaks="true">
      <text:h text:style-name="P1" text:outline-level="2">Sandra Landin</text:h>
      <text:h text:style-name="Rubrik3" text:outline-level="3">Sprint 1</text:h>
      <text:p text:style-name="Standard"/>
      <text:p text:style-name="Standard">After the meeting with the restaurant owner, the group got together to start planning the project. We started going over the requirements and made sketches for how we could fix them. Everyone<text:s/>participated in the planning and we all got along well.</text:p>
      <text:h text:style-name="Rubrik3" text:outline-level="3">Sprint<text:s/>2</text:h>
      <text:p text:style-name="Standard"/>
      <text:p text:style-name="Standard"/>
      <text:p text:style-name="Standard">After the meeting with Martin we divided the group into subgroups for different parts of the project, android, backend and web. Everyone could choose which subgroup they wanted to join.</text:p>
      <text:p text:style-name="Standard">I<text:s/>chose “backend” along with four others and we immediately started planning the next step. One of the team members made a scrum-board to use as a project- and time plan.</text:p>
      <text:p text:style-name="Standard">We started drawing ER diagrams for the databases. I participated in making the diagrams, the relational database and the functional dependencies.</text:p>
      <text:p text:style-name="Standard">After that, we started creating databases in phpMyAdmin. <text:s text:c="2"/></text:p>
      <text:h text:style-name="Rubrik3" text:outline-level="3">Sprint 3</text:h>
      <text:h text:style-name="Rubrik3" text:outline-level="3"/>
      <text:p text:style-name="Standard">In this sprint I have participated in setting up the database. We have updated the ER-diagram, the relational database and the functional dependencies according to how the other sub groups (android, web) want to use the database.<text:s/></text:p>
      <text:p text:style-name="Standard">The Java DB is called AntonAPI and is running on an old laptop that one of the group members have lent so that everyone can access it at any time. There was a request from the other sub groups that they wanted an acknowledgement when the customer update the database, so I participated in updating the FacadeREST-files in Netbeans to fix that.<text:s/></text:p>
      <text:h text:style-name="Rubrik3" text:outline-level="3">Sprint 4</text:h>
      <text:p text:style-name="Standard">Asd</text:p>
      <text:h text:style-name="Rubrik3" text:outline-level="3">Sprint 5</text:h>
      <text:p text:style-name="Standard">Asd</text:p>
      <text:h text:style-name="Rubrik3" text:outline-level="3">Sprint n</text:h>
      <text:p text:style-name="Standard">As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FreeSans" svg:font-family="FreeSans" style:font-family-generic="swiss"/>
    <style:font-face style:name="Times New Roman" svg:font-family="Times New Roman" style:font-family-generic="roman" style:font-pitch="variable" svg:panose-1="2 2 6 3 5 4 5 2 3 4"/>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Rubrik2" style:display-name="Rubrik 2" style:family="paragraph" style:parent-style-name="Heading" style:next-style-name="Textbody" style:default-outline-level="2">
      <style:paragraph-properties fo:margin-top="0.1388in"/>
      <style:text-properties style:font-name="FreeSans" fo:font-weight="bold" style:font-weight-asian="bold" style:font-weight-complex="bold" fo:hyphenate="false"/>
    </style:style>
    <style:style style:name="Rubrik3" style:display-name="Rubrik 3" style:family="paragraph" style:parent-style-name="Heading" style:next-style-name="Textbody" style:default-outline-level="3">
      <style:paragraph-properties fo:margin-top="0.0972in"/>
      <style:text-properties style:font-name="Free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style:font-name="FreeSeri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nderrubrik" style:display-name="Underrubrik" style:family="paragraph" style:parent-style-name="Heading" style:next-style-name="Textbody">
      <style:paragraph-properties fo:text-align="center" fo:margin-top="0.0416in"/>
      <style:text-properties fo:font-size="18pt" style:font-size-asian="18pt" style:font-size-complex="18pt" fo:hyphenate="false"/>
    </style:style>
    <style:style style:name="Rubrik3Char" style:display-name="Rubrik 3 Char" style:family="text" style:parent-style-name="Standardstycketeckensnitt">
      <style:text-properties style:font-name="FreeSans" style:font-name-asian="Microsoft YaHei"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dra</meta:initial-creator>
    <dc:creator>Sandra Landin</dc:creator>
    <meta:creation-date>2020-03-04T11:11:00Z</meta:creation-date>
    <dc:date>2020-03-04T11:11:00Z</dc:date>
    <meta:template xlink:href="Normal.dotm" xlink:type="simple"/>
    <meta:editing-cycles>2</meta:editing-cycles>
    <meta:editing-duration>PT0S</meta:editing-duration>
    <meta:document-statistic meta:page-count="1" meta:paragraph-count="2" meta:word-count="219" meta:character-count="1469" meta:row-count="10" meta:non-whitespace-character-count="1252"/>
  </office:meta>
</office:document-meta>
</file>